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PROVERBS 5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<text:s text:c="1"/>THE WOMAN IN THE STREET: DEPART FROM HER (5:1-14, 21-23).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<text:s text:c="1"/>THE WOMAN IN THE STREET: DEPART FROM HER (5:1-14, 21-23).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pleasure she offers (5:3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 pleasure she offers (5:3)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Her lips are as sweet as honey (5:3).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Her mouth is smoother than oil (5:3).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<text:s text:c="1"/>THE WOMAN IN THE STREET: DEPART FROM HER (5:1-14, 21-23).<text:s text:c="1"/></text:span><text:span text:style-name="a519" text:class-names=""/></text:p>
          </draw:text-box>
          <svg:title/>
          <svg:desc/>
        </draw:frame>
        <draw:frame draw:id="id97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The pleasure she offers (5:3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he price you pay (5:4-14, 21-23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5" draw:style-name="a532" draw:master-page-name="Master1-Layout13-twoColTx-Title-and-2-Column-Text" presentation:presentation-page-layout-name="Master1-PPL13" draw:id="Slide-260">
        <draw:frame draw:id="id98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<text:s text:c="1"/>The price you pay (5:4-14, 21-23)<text:s text:c="1"/></text:span><text:span text:style-name="a534" text:class-names=""/></text:p>
          </draw:text-box>
          <svg:title/>
          <svg:desc/>
        </draw:frame>
        <draw:frame draw:id="id99" presentation:style-name="a552" draw:name="Text Placeholder 2" svg:x="1.38021in" svg:y="2in" svg:width="4.61632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"The result is as bitter as poison" (5:4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"Her feet go down to death" (5:5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"She does not care about the path to life" (5:6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loss of one's reputation (5:7-9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  <draw:frame draw:id="id100" presentation:style-name="a568" draw:name="Text Placeholder 3" svg:x="6.16319in" svg:y="2in" svg:width="4.61632in" svg:height="4.75868in" presentation:class="outline" presentation:placeholder="false">
          <draw:text-box>
            <text:list text:style-name="a555">
              <text:list-item>
                <text:p text:style-name="a554" text:class-names="" text:cond-style-name=""><text:span text:style-name="a553" text:class-names=""><text:s text:c="1"/>The loss of one's self-respect (5:12-14):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><text:s text:c="1"/>The loss of one's wealth (5:10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The loss of one's health (5:11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The loss of one's very soul (5:21-23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</draw:text-box>
          <svg:title/>
          <svg:desc/>
        </draw:frame>
      </draw:page>
      <draw:page draw:name="Slide6" draw:style-name="a569" draw:master-page-name="Master1-Layout12-tx-Title-and-Text" presentation:presentation-page-layout-name="Master1-PPL12" draw:id="Slide-261">
        <draw:frame draw:id="id101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<text:s text:c="1"/>THE WOMAN IN THE STREET: DEPART FROM HER (5:1-14, 21-23).<text:s text:c="1"/></text:span><text:span text:style-name="a571" text:class-names=""/></text:p>
          </draw:text-box>
          <svg:title/>
          <svg:desc/>
        </draw:frame>
        <draw:frame draw:id="id102" presentation:style-name="a583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<text:s text:c="1"/>The pleasure she offers (5:3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 price you pay (5:4-14, 21-23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draw:page draw:name="Slide7" draw:style-name="a584" draw:master-page-name="Master1-Layout12-tx-Title-and-Text" presentation:presentation-page-layout-name="Master1-PPL12" draw:id="Slide-262">
        <draw:frame draw:id="id103" presentation:style-name="a588" draw:name="Title 1" svg:x="1.38in" svg:y="0.4in" svg:width="10.6in" svg:height="1.44965in" presentation:class="title" presentation:placeholder="false">
          <draw:text-box>
            <text:p text:style-name="a587" text:class-names="" text:cond-style-name=""><text:span text:style-name="a585" text:class-names="">PROVERBS 5<text:s text:c="1"/></text:span><text:span text:style-name="a586" text:class-names=""/></text:p>
          </draw:text-box>
          <svg:title/>
          <svg:desc/>
        </draw:frame>
        <draw:frame draw:id="id104" presentation:style-name="a598" draw:name="Text Placeholder 2" svg:x="1.38in" svg:y="2in" svg:width="9.4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<text:s text:c="1"/>THE WOMAN IN THE STREET: DEPART FROM HER (5:1-14, 21-23).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THE WIFE IN THE HOME: DELIGHT IN HER (5:15-20).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8" draw:style-name="a599" draw:master-page-name="Master1-Layout12-tx-Title-and-Text" presentation:presentation-page-layout-name="Master1-PPL12" draw:id="Slide-263">
        <draw:frame draw:id="id105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<text:s text:c="1"/>THE WIFE IN THE HOME: DELIGHT IN HER (5:15-20).<text:s text:c="1"/></text:span><text:span text:style-name="a601" text:class-names=""/></text:p>
          </draw:text-box>
          <svg:title/>
          <svg:desc/>
        </draw:frame>
        <draw:frame draw:id="id106" presentation:style-name="a613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The rule: Remain faithful to her (5:15-18).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The reward: Her love will satisfy you (5:19-20).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</draw:page>
      <draw:page draw:name="Slide9" draw:style-name="a614" draw:master-page-name="Master1-Layout12-tx-Title-and-Text" presentation:presentation-page-layout-name="Master1-PPL12" draw:id="Slide-264">
        <draw:frame draw:id="id107" presentation:style-name="a618" draw:name="Title 1" svg:x="1.38in" svg:y="0.4in" svg:width="10.6in" svg:height="1.44965in" presentation:class="title" presentation:placeholder="false">
          <draw:text-box>
            <text:p text:style-name="a617" text:class-names="" text:cond-style-name=""><text:span text:style-name="a615" text:class-names="">PROVERBS 5<text:s text:c="1"/></text:span><text:span text:style-name="a616" text:class-names=""/></text:p>
          </draw:text-box>
          <svg:title/>
          <svg:desc/>
        </draw:frame>
        <draw:frame draw:id="id108" presentation:style-name="a628" draw:name="Text Placeholder 2" svg:x="1.38in" svg:y="2in" svg:width="9.4in" svg:height="4.75868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9" text:class-names=""><text:s text:c="1"/>THE WOMAN IN THE STREET: DEPART FROM HER (5:1-14, 21-23).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THE WIFE IN THE HOME: DELIGHT IN HER (5:15-20).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5 </dc:title>
    <meta:initial-creator>David STRICKLAND</meta:initial-creator>
    <dc:creator>David STRICKLAND</dc:creator>
    <meta:creation-date>2020-02-22T19:31:28Z</meta:creation-date>
    <dc:date>2020-02-22T19:31:28Z</dc:date>
    <meta:template xlink:href="BibleStudy" xlink:type="simple"/>
    <meta:editing-cycles>1</meta:editing-cycles>
    <meta:editing-duration>PT0S</meta:editing-duration>
    <meta:document-statistic meta:paragraph-count="31" meta:word-count="327"/>
  </office:meta>
</office:document-meta>
</file>